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2pt" style:font-size-asian="12pt" style:font-size-complex="12pt"/>
    </style:style>
    <style:style style:name="P2" style:family="paragraph" style:parent-style-name="Text_20_body">
      <style:text-properties style:font-name="Arial"/>
    </style:style>
    <style:style style:name="P3" style:family="paragraph" style:parent-style-name="Text_20_body">
      <style:paragraph-properties fo:margin-left="0cm" fo:margin-right="0cm" fo:orphans="2" fo:widows="2" fo:text-indent="0cm" style:auto-text-indent="false"/>
      <style:text-properties fo:font-variant="normal" fo:text-transform="none" fo:color="#000000" style:font-name="Arial" fo:font-size="12pt" fo:letter-spacing="normal" fo:font-style="normal" fo:font-weight="normal" style:font-size-asian="12pt" style:font-size-complex="12pt"/>
    </style:style>
    <style:style style:name="P4" style:family="paragraph" style:parent-style-name="Standard">
      <style:text-properties style:font-name="Arial" fo:font-size="12pt" style:font-size-asian="12pt" style:font-size-complex="12pt"/>
    </style:style>
    <style:style style:name="P5" style:family="paragraph" style:parent-style-name="Standard">
      <style:text-properties style:font-name="Arial" fo:font-size="12pt" fo:font-weight="bold" style:font-size-asian="12pt" style:font-weight-asian="bold" style:font-size-complex="12pt" style:font-weight-complex="bold"/>
    </style:style>
    <style:style style:name="P6" style:family="paragraph" style:parent-style-name="Text_20_body" style:list-style-name="L1">
      <style:paragraph-properties fo:orphans="2" fo:widows="2"/>
      <style:text-properties style:font-name="Arial" fo:font-size="12pt" style:font-size-asian="12pt" style:font-size-complex="12pt"/>
    </style:style>
    <style:style style:name="T1" style:family="text">
      <style:text-properties fo:font-weight="bold" style:font-weight-asian="bold" style:font-weight-complex="bold"/>
    </style:style>
    <style:style style:name="T2" style:family="text">
      <style:text-properties fo:font-variant="normal" fo:text-transform="none" fo:color="#000000" fo:font-size="12pt" fo:letter-spacing="normal" fo:font-style="normal" fo:font-weight="normal" style:font-size-asian="12pt" style:font-size-complex="12pt"/>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000000" fo:letter-spacing="normal" fo:font-style="normal" fo:font-weight="bold" style:font-weight-asian="bold" style:font-weight-complex="bold"/>
    </style:style>
    <style:style style:name="T5" style:family="text">
      <style:text-properties fo:font-variant="normal" fo:text-transform="none" fo:color="#333333" fo:letter-spacing="normal" fo:font-style="normal"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uthentication Protocols Recap</text:p>
      <text:p text:style-name="P1"/>
      <text:p text:style-name="P1">Wie Sie nun wissen, werden Authentifizierungsprotokolle verwendet, um Benutzer in einem System zu verifizieren, indem die Authentifizierung durchgeführt wird. LDAP, Kerberos und NTLM sind allesamt unterschiedliche Protokolle, die spezifische Funktionen bieten.<text:line-break/><text:line-break/>Lassen Sie uns die verschiedenen Protokolle, die Sie gelernt haben, zusammenfassen.<text:line-break/><text:line-break/>LDAP ist ein Protokoll, das es Programmen ermöglicht, schnell auf Benutzerinformationen zuzugreifen. Es handelt sich um ein grundlegendes Client-Server-Protokoll für den Zugriff auf Verzeichnisdienste. LDAP ist ein benutzerfreundliches Anwendungsprotokoll, mit dem Benutzer auf Daten in ihrer Organisation zugreifen und diese verwalten können. Es kann auch die Authentifizierung verwalten, so dass die Benutzer sich einmal anmelden und auf mehrere Ressourcen auf dem Server zugreifen können.<text:line-break/>Das Kerberos-Protokoll verwendet eine starke Kryptographie, die es den Clients ermöglicht, sich auch über eine unsichere Netzwerkverbindung sicher mit einem Server zu verbinden. Nachdem sie ihre Identität über Kerberos überprüft haben, können Client und Server ihre gesamte Kommunikation verschlüsseln, um Datenschutz und Datenintegrität zu gewährleisten. Kerberos authentifiziert Ressourcen mit Tickets anstelle von Passwörtern.<text:line-break/>NTLM ist ein Challenge-Response-Protokoll, das es Clients ermöglicht, sich zu authentifizieren, ohne dem Server ein Passwort zu geben. NTLM ermöglicht es Computern und Servern, sich gegenseitig zu authentifizieren. Benutzer müssen sich mit NTLM verifizieren, indem sie einen Benutzernamen und ein Kennwort eingeben. Dadurch wird ein Kommunikationskanal zwischen dem Gerät des Benutzers und dem Server hergestellt. Sobald die Anmeldedaten des Benutzers validiert wurden, kann der Server die Berechtigungen überprüfen und den Zugriff gewähren.</text:p>
      <text:p text:style-name="P1"/>
      <text:p text:style-name="P1"/>
      <text:p text:style-name="P1">Angreifer missbrauchen viele Authentifizierungsprotokolle. Diese Angriffe ermöglichen es dem Angreifer, sich mit illegalen Mitteln als echter Benutzer zu verifizieren, was es für Analysten schwierig macht, einen Angriff zu erkennen und von legitimen Aktivitäten zu unterscheiden.<text:line-break/><text:line-break/>Es gibt jedoch Techniken zur Erkennung und Verhinderung dieser Angriffe. Zu diesen Techniken gehört die Begrenzung der Überschneidung von Anmeldedaten zwischen Systemen, um die Auswirkungen einer Verletzung der Anmeldedaten abzuschwächen und die Möglichkeiten des Angreifers einzuschränken, sich mit den kompromittierten Anmeldedaten zwischen Systemen zu bewe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244cm" fo:margin-bottom="1.997cm" fo:margin-left="1.058cm" fo:margin-right="1.0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0M13S</meta:editing-duration>
    <meta:editing-cycles>6</meta:editing-cycles>
    <meta:generator>OpenOffice/4.1.14$Win32 OpenOffice.org_project/4114m1$Build-9811</meta:generator>
    <dc:date>2023-11-26T12:31:40.71</dc:date>
    <dc:creator>kaos sevdalisi</dc:creator>
    <meta:document-statistic meta:table-count="0" meta:image-count="0" meta:object-count="0" meta:page-count="1" meta:paragraph-count="3" meta:word-count="314" meta:character-count="2484"/>
    <meta:user-defined meta:name="Info 1"/>
    <meta:user-defined meta:name="Info 2"/>
    <meta:user-defined meta:name="Info 3"/>
    <meta:user-defined meta:name="Info 4"/>
  </office:meta>
</office:document-meta>
</file>